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8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Anwedung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Noise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Ways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ProbeIds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mixed-lar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94,195,196,197,198,199,200,201,202,203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mixed-lar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4,205,206,207,208,209,210,211,212,213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mixed-lar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f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14,215,216,217,218,219,220,221,222,223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mixed-lar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24,225,226,227,228,229,230,231,232,2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1</text:p>
          </table:table-cell>
          <table:table-cell/>
          <table:table-cell office:value-type="string" calcext:value-type="string">
            <text:p>of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34,235,236,237,238,239,240,241,242,24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1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44,245,246,247,248,249,250,251,252,25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1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54,255,256,256,257,258,259,260,261,262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1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63,264,265,267,268,269,270,271,272,27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5</text:p>
          </table:table-cell>
          <table:table-cell/>
          <table:table-cell office:value-type="string" calcext:value-type="string">
            <text:p>of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74,275,276,277,278,279,280,281,282,28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5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84,285,286,287,288,289,290,291,292,29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5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94,295,296,297,298,299,300,301,302,30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5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04,305,306,307,308,309,310,311,312,3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9</text:p>
          </table:table-cell>
          <table:table-cell/>
          <table:table-cell office:value-type="string" calcext:value-type="string">
            <text:p>of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314,315,316,317,318,319,320,321,322,32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9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324,325,326,327,328,329,330,331,332,33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9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334,335,336,337,338,339,340,341,342,343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large/9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344,345,346,347,348,349,350,351,352,35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/wrong</text:p>
          </table:table-cell>
          <table:table-cell/>
          <table:table-cell office:value-type="string" calcext:value-type="string">
            <text:p>of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54,355,356,357,358,359,360,361,362,363</text:p>
          </table:table-cell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/wrong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364,365,366,367,368,369,370,371,372,373</text:p>
          </table:table-cell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/wrong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74,375,376,377,378,379,380,381,382,383</text:p>
          </table:table-cell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/wrong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384,385,386,387,388,389,390,391,392,39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-warmup</text:p>
          </table:table-cell>
          <table:table-cell/>
          <table:table-cell office:value-type="string" calcext:value-type="string">
            <text:p>of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394,395,396,397,398,399,400,401,402,403</text:p>
          </table:table-cell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-warmup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re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404,405,406,407,408,409,410,411,412,413</text:p>
          </table:table-cell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-warmup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414,415,416,417,418,419,420,421,422,423</text:p>
          </table:table-cell>
        </table:table-row>
        <table:table-row table:style-name="ro1">
          <table:table-cell office:value-type="string" calcext:value-type="string">
            <text:p>compile</text:p>
          </table:table-cell>
          <table:table-cell office:value-type="string" calcext:value-type="string">
            <text:p>linux-warmup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424,425,426,427,428,429,430,431,432,433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3:09:26.535249104</meta:creation-date>
    <dc:date>2025-11-26T18:56:31.980269021</dc:date>
    <meta:editing-duration>PT1H8M10S</meta:editing-duration>
    <meta:editing-cycles>5</meta:editing-cycles>
    <meta:generator>LibreOffice/24.2.7.2$Linux_X86_64 LibreOffice_project/420$Build-2</meta:generator>
    <meta:document-statistic meta:table-count="1" meta:cell-count="204" meta:object-count="0"/>
  </office:meta>
</office:document-meta>
</file>